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</office:automatic-styles>
  <office:body>
    <office:text text:use-soft-page-breaks="true">
      <text:p text:style-name="P1">1.</text:p>
      <text:p text:style-name="Standard">CREATE TABLE Movies (<text:line-break/><text:s/><text:tab/>title varchar(25),</text:p>
      <text:p text:style-name="Standard"><text:tab/>year int,</text:p>
      <text:p text:style-name="Standard"><text:tab/>length int,</text:p>
      <text:p text:style-name="Standard"><text:tab/>genre varchar(25),</text:p>
      <text:p text:style-name="Standard"><text:tab/>PRIMARY KEY (title, year),</text:p>
      <text:p text:style-name="Standard"><text:tab/>FOREIGN KEY (starName) REFERENCES <text:s/>Stars(name),</text:p>
      <text:p text:style-name="Standard"><text:tab/>FOREIGN KEY (studioName) REFERENCES Studio(name) UNIQUE</text:p>
      <text:p text:style-name="Standard">);</text:p>
      <text:p text:style-name="Standard">CREATE TABLE STARS (</text:p>
      <text:p text:style-name="Standard"><text:tab/>name varchar(25),</text:p>
      <text:p text:style-name="Standard"><text:tab/>address varchar(25),</text:p>
      <text:p text:style-name="Standard"><text:tab/>PRIMARY KEY(name)</text:p>
      <text:p text:style-name="Standard"><text:tab/>FOREIGN KEY(title, year)</text:p>
      <text:p text:style-name="Standard">);</text:p>
      <text:p text:style-name="Standard">CREATE TABLE Stars-In(</text:p>
      <text:p text:style-name="Standard"><text:tab/>name varchar(25),</text:p>
      <text:p text:style-name="Standard"><text:tab/>title varchar(25),</text:p>
      <text:p text:style-name="Standard"><text:tab/>year int,</text:p>
      <text:p text:style-name="Standard"><text:tab/>PRIMARY KEY(name, title, year)</text:p>
      <text:p text:style-name="Standard">);</text:p>
      <text:p text:style-name="Standard">CREATE TABLE Studios (</text:p>
      <text:p text:style-name="Standard"><text:tab/>name varchar(25),</text:p>
      <text:p text:style-name="Standard"><text:tab/>address varchar(25),</text:p>
      <text:p text:style-name="Standard"><text:tab/>PRIMARY KEY(name)</text:p>
      <text:p text:style-name="Standard">);</text:p>
      <text:p text:style-name="Standard"/>
      <text:p text:style-name="Standard"/>
      <text:p text:style-name="Standard">2.</text:p>
      <text:p text:style-name="Standard"/>
      <text:p text:style-name="Standard">###<text:s/>VANTAR UNIQUE EÐA NOT NULL<text:s/>ÚT AF ÖRINNI<text:s/>###</text:p>
      <text:p text:style-name="Standard">CREATE TABLE Studios(</text:p>
      <text:p text:style-name="Standard"><text:tab/>name varchar(25),</text:p>
      <text:p text:style-name="Standard"><text:tab/>addr varchar(25),</text:p>
      <text:p text:style-name="Standard"><text:tab/>PRIMARY KEY(name)</text:p>
      <text:p text:style-name="Standard">);</text:p>
      <text:p text:style-name="Standard">CREATE TABLE Crews(</text:p>
      <text:p text:style-name="Standard"><text:tab/>number int,</text:p>
      <text:p text:style-name="Standard"><text:tab/>crewChief varchar(25),</text:p>
      <text:p text:style-name="Standard"><text:tab/>PRIMARY KEY(number, Studios.name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3.<text:tab/></text:p>
      <text:p text:style-name="Standard">CREATE TABLE Customers(</text:p>
      <text:p text:style-name="Standard"><text:tab/>SSNo int,</text:p>
      <text:p text:style-name="Standard"><text:tab/>name varchar(25),</text:p>
      <text:p text:style-name="Standard"><text:tab/>addr varchar(25),</text:p>
      <text:p text:style-name="Standard"><text:tab/>phone int,</text:p>
      <text:p text:style-name="Standard"><text:tab/>PRIMARY KEY(SSNo)</text:p>
      <text:p text:style-name="Standard">);</text:p>
      <text:p text:style-name="Standard">CREATE TABLE Flights(</text:p>
      <text:p text:style-name="Standard"><text:tab/>number varchar(25),</text:p>
      <text:p text:style-name="Standard"><text:tab/>day varchar(25),</text:p>
      <text:p text:style-name="Standard"><text:tab/>aircraft varchar(25),</text:p>
      <text:p text:style-name="Standard"><text:tab/>PRIMARY KEY(number, day)</text:p>
      <text:p text:style-name="Standard">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rnar -</dc:creator>
    <meta:creation-date>2021-10-24T19:59:00Z</meta:creation-date>
    <dc:date>2021-10-26T02:58:00Z</dc:date>
    <meta:template xlink:href="Normal.dotm" xlink:type="simple"/>
    <meta:editing-cycles>32</meta:editing-cycles>
    <meta:editing-duration>PT8640S</meta:editing-duration>
    <meta:document-statistic meta:page-count="2" meta:paragraph-count="2" meta:word-count="152" meta:character-count="1018" meta:row-count="7" meta:non-whitespace-character-count="868"/>
  </office:meta>
</office:document-meta>
</file>